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EEO</text:p>
      <text:p text:style-name="Standard"/>
      <text:p text:style-name="Standard"/>
      <text:p text:style-name="P2">Qualité / Défaut</text:p>
      <text:p text:style-name="P2"/>
      <text:p text:style-name="P2"/>
      <text:p text:style-name="P2">Perfectionnisme = qualité</text:p>
      <text:p text:style-name="P2">Pointillisme = défaut</text:p>
      <text:p text:style-name="P2"/>
      <text:p text:style-name="P2"/>
      <text:p text:style-name="P2">Ne pas mettre « motivé » car on l'a forcement puisque qu'on postule !</text:p>
      <text:p text:style-name="P2">Être capable d'argumenter les choses, découverte oui mais comment je me renseigne, par quels moyens etc etc . Toujours préciser les choses. </text:p>
      <text:p text:style-name="P2"/>
      <text:p text:style-name="P2">Être super informé sur les dernières nouveautés. =&gt; donner des exemples.</text:p>
      <text:p text:style-name="P2"/>
      <text:p text:style-name="P2">Ne pas tendre des perches sur des choses que l'on a pas développé. Genre : « linux et autre » , oui et les autres quels sont ils ?</text:p>
      <text:p text:style-name="P2"/>
      <text:p text:style-name="P2">Travailler en freelance ou en groupe ?</text:p>
      <text:p text:style-name="P2"/>
      <text:p text:style-name="P2">Il faut que pendant l'entretient ressorte 2,3 qualités, à la fin de l'entretient ils doivent avoir retenu ces 3 qualités. Il faut travailler ça, en essayant de les placer sans que le recruteur pose la question.</text:p>
      <text:p text:style-name="P2"/>
      <text:p text:style-name="P2"/>
      <text:p text:style-name="P2">Sujet :</text:p>
      <text:p text:style-name="P2"/>
      <text:p text:style-name="P2">Le problème des logiciels libres</text:p>
      <text:p text:style-name="P2">Le problème du copyright</text:p>
      <text:p text:style-name="P2">Le copyleft</text:p>
      <text:p text:style-name="P2">Faut-il que les L.L. Soient gratuits</text:p>
      <text:p text:style-name="P2">Les brevets logiciels</text:p>
      <text:p text:style-name="P2">la GPL</text:p>
      <text:p text:style-name="P2"/>
      <text:p text:style-name="P2">Le copyleft</text:p>
      <text:p text:style-name="P2"/>
      <text:p text:style-name="P2">Pas de synthèse dans la présentation.</text:p>
      <text:p text:style-name="P2"/>
      <text:p text:style-name="P2">10min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1T11:36:28</meta:creation-date>
    <dc:date>2012-09-25T12:00:03</dc:date>
    <dc:creator>Compte etudiant</dc:creator>
    <meta:editing-duration>PT2H2M53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20" meta:word-count="163" meta:character-count="922" meta:non-whitespace-character-count="777"/>
  </office:meta>
</office:document-meta>
</file>